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C00000093D5DB8EB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403cm" svg:height="3.888cm" svg:x="0.997cm" svg:y="1cm">
          <draw:image xlink:href="Pictures/100000000000026C00000093D5DB8EB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07T08:14:53</dc:date>
    <meta:generator>NeoOffice/3.4.1$Unix OpenOffice.org_project/Patch 15</meta:generator>
    <meta:editing-duration>PT00H08M19S</meta:editing-duration>
    <meta:editing-cycles>11</meta:editing-cycles>
    <meta:document-statistic meta:object-count="1"/>
  </office:meta>
</office:document-meta>
</file>